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Heading_20_3">
      <style:paragraph-properties fo:padding="0.0193in" fo:border="0.0008in solid #d9d9e3"/>
    </style:style>
    <style:style style:name="P5" style:family="paragraph" style:parent-style-name="Preformatted_20_Text">
      <style:paragraph-properties fo:margin-top="0in" fo:margin-bottom="0.1965in" fo:padding="0.0193in" fo:border="0.0008in solid #d9d9e3"/>
    </style:style>
    <style:style style:name="P6" style:family="paragraph" style:parent-style-name="Preformatted_20_Text">
      <style:paragraph-properties fo:padding="0.0193in" fo:border="0.0008in solid #d9d9e3"/>
    </style:style>
    <style:style style:name="P7" style:family="paragraph" style:parent-style-name="Heading_20_4">
      <style:paragraph-properties fo:padding="0.0193in" fo:border="0.0008in solid #d9d9e3"/>
    </style:style>
    <style:style style:name="P8" style:family="paragraph" style:parent-style-name="Heading_20_5">
      <style:paragraph-properties fo:padding="0.0193in" fo:border="0.0008in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асть 3 - развернутый ответ - чтобы получить полную информацию и понимание, професиональная разработка</text:p>
      <text:p text:style-name="P1">ChatGPT</text:p>
      <text:p text:style-name="P2">ChatGPT</text:p>
      <text:p text:style-name="P3">Концентрируясь на работе с браузером, этапе HTTP-запросов и DOM-манипуляций, давайте углубимся в третью часть по JavaScript для профессиональной разработки.</text:p>
      <text:h text:style-name="P4" text:outline-level="3">Часть 3: Работа с браузером</text:h>
      <text:h text:style-name="P7" text:outline-level="4">3.1 DOM и манипуляции с ним</text:h>
      <text:p text:style-name="P3">DOM (Document Object Model) - это структура, представляющая веб-страницу в браузере. JavaScript позволяет изменять эту структуру, добавлять, изменять или удалять элементы, а также привязывать события к ним.</text:p>
      <text:h text:style-name="P7" text:outline-level="4">3.2 Работа с HTTP-запросами</text:h>
      <text:p text:style-name="P3">Для загрузки данных из внешних источников (таких как серверы) используются HTTP-запросы. Fetch API или XMLHttpRequest могут быть использованы для выполнения таких запросов, получения данных и их последующей обработки.</text:p>
      <text:h text:style-name="P7" text:outline-level="4">Практический пример:</text:h>
      <text:h text:style-name="P8" text:outline-level="5">Манипуляции с DOM:</text:h>
      <text:p text:style-name="P6">javascriptCopy code</text:p>
      <text:p text:style-name="P6"><text:span text:style-name="Source_20_Text">// Получение элемента по идентификатору</text:span></text:p>
      <text:p text:style-name="P6"><text:span text:style-name="Source_20_Text">const element = document.getElementById('myElementId');</text:span></text:p>
      <text:p text:style-name="P6"/>
      <text:p text:style-name="P6"><text:span text:style-name="Source_20_Text">// Изменение содержимого элемента</text:span></text:p>
      <text:p text:style-name="P6"><text:span text:style-name="Source_20_Text">element.innerHTML = 'Новый текст';</text:span></text:p>
      <text:p text:style-name="P6"/>
      <text:p text:style-name="P6"><text:span text:style-name="Source_20_Text">// Создание нового элемента и добавление его на страницу</text:span></text:p>
      <text:p text:style-name="P6"><text:span text:style-name="Source_20_Text">const newElement = document.createElement('div');</text:span></text:p>
      <text:p text:style-name="P6"><text:span text:style-name="Source_20_Text">newElement.textContent = 'Новый элемент';</text:span></text:p>
      <text:p text:style-name="P6"><text:span text:style-name="Source_20_Text">document.body.appendChild(newElement);</text:span></text:p>
      <text:p text:style-name="P6"/>
      <text:p text:style-name="P6"><text:span text:style-name="Source_20_Text">// Привязка обработчика события к элементу</text:span></text:p>
      <text:p text:style-name="P6"><text:span text:style-name="Source_20_Text">element.addEventListener('click', () =&gt; {</text:span></text:p>
      <text:p text:style-name="P6"><text:span text:style-name="Source_20_Text"><text:s text:c="2"/>console.log('Элемент был кликнут');</text:span></text:p>
      <text:p text:style-name="P5"><text:span text:style-name="Source_20_Text">});</text:span></text:p>
      <text:h text:style-name="P8" text:outline-level="5">HTTP-запросы с использованием Fetch API:</text:h>
      <text:p text:style-name="P6">javascriptCopy code</text:p>
      <text:p text:style-name="P6"><text:span text:style-name="Source_20_Text">// Пример GET-запроса</text:span></text:p>
      <text:p text:style-name="P6"><text:span text:style-name="Source_20_Text">fetch('https://api.example.com/data')</text:span></text:p>
      <text:p text:style-name="P6"><text:span text:style-name="Source_20_Text"><text:s text:c="2"/>.then(response =&gt; {</text:span></text:p>
      <text:p text:style-name="P6"><text:span text:style-name="Source_20_Text"><text:s text:c="4"/>if (!response.ok) {</text:span></text:p>
      <text:p text:style-name="P6"><text:span text:style-name="Source_20_Text"><text:s text:c="6"/>throw new Error('Ошибка загрузки данных');</text:span></text:p>
      <text:p text:style-name="P6"><text:span text:style-name="Source_20_Text"><text:s text:c="4"/>}</text:span></text:p>
      <text:p text:style-name="P6"><text:span text:style-name="Source_20_Text"><text:s text:c="4"/>return response.json();</text:span></text:p>
      <text:p text:style-name="P6"><text:span text:style-name="Source_20_Text"><text:s text:c="2"/>})</text:span></text:p>
      <text:p text:style-name="P6"><text:span text:style-name="Source_20_Text"><text:s text:c="2"/>.then(data =&gt; {</text:span></text:p>
      <text:p text:style-name="P6"><text:span text:style-name="Source_20_Text"><text:s text:c="4"/>console.log(data); // Обработка полученных данных</text:span></text:p>
      <text:p text:style-name="P6"><text:span text:style-name="Source_20_Text"><text:s text:c="2"/>})</text:span></text:p>
      <text:p text:style-name="P6"><text:soft-page-break/><text:span text:style-name="Source_20_Text"><text:s text:c="2"/>.catch(error =&gt; {</text:span></text:p>
      <text:p text:style-name="P6"><text:span text:style-name="Source_20_Text"><text:s text:c="4"/>console.error('Произошла ошибка:', error);</text:span></text:p>
      <text:p text:style-name="P5"><text:span text:style-name="Source_20_Text"><text:s text:c="2"/>});</text:span></text:p>
      <text:p text:style-name="P3">Эти навыки существенны при создании веб-приложений, так как они позволяют взаимодействовать с пользователем и внешними данными. Работа с DOM и выполнение HTTP-запросов открывают возможности создания динамичных и интерактивных веб-приложений на JavaScrip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1:41:23.56</dc:date>
    <meta:document-statistic meta:table-count="0" meta:image-count="0" meta:object-count="0" meta:page-count="2" meta:paragraph-count="41" meta:word-count="234" meta:character-count="1945"/>
    <dc:creator>Dima Wide</dc:creator>
    <meta:user-defined meta:name="Info 1"/>
    <meta:user-defined meta:name="Info 2"/>
    <meta:user-defined meta:name="Info 3"/>
    <meta:user-defined meta:name="Info 4"/>
  </office:meta>
</office:document-meta>
</file>